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-Regular" svg:font-family="Menlo-Regular"/>
    <style:font-face style:name="Andale Mono" svg:font-family="'Andale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75cm" fo:min-width="0.7cm"/>
    </style:style>
    <style:style style:name="gr2" style:family="graphic" style:parent-style-name="standard">
      <style:graphic-properties svg:stroke-color="#5eb91e" draw:fill-color="#d4ea6b" draw:textarea-horizontal-align="justify" draw:textarea-vertical-align="middle" draw:auto-grow-height="false" fo:min-height="4.75cm" fo:min-width="4.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svg:stroke-color="#5eb91e" draw:fill-color="#d4ea6b" draw:textarea-horizontal-align="justify" draw:textarea-vertical-align="middle" draw:auto-grow-height="false" fo:min-height="0.825cm" fo:min-width="9.9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7cm" fo:min-width="0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d4ea6b"/>
      <style:paragraph-properties fo:text-align="center"/>
    </style:style>
    <style:style style:name="P3" style:family="paragraph">
      <style:text-properties fo:font-size="12pt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style:paragraph-properties fo:line-height="115%"/>
      <style:text-properties style:font-name="Andale Mono" fo:font-size="14pt"/>
    </style:style>
    <style:style style:name="P6" style:family="paragraph">
      <loext:graphic-properties draw:fill="none" draw:fill-color="#ffffff"/>
      <style:paragraph-properties fo:line-height="115%"/>
      <style:text-properties style:font-name="Andale Mono" fo:font-size="14pt"/>
    </style:style>
    <style:style style:name="P7" style:family="paragraph">
      <style:paragraph-properties fo:line-height="115%" fo:text-align="end"/>
      <style:text-properties style:font-name="Andale Mono" fo:font-size="14pt"/>
    </style:style>
    <style:style style:name="P8" style:family="paragraph">
      <loext:graphic-properties draw:fill="none" draw:fill-color="#ffffff"/>
      <style:paragraph-properties fo:line-height="115%" fo:text-align="end"/>
      <style:text-properties style:font-name="Andale Mono" fo:font-size="14pt"/>
    </style:style>
    <style:style style:name="P9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10" style:family="paragraph">
      <loext:graphic-properties draw:fill="none" draw:fill-color="#ffffff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Menlo-Regular" fo:font-size="12pt" fo:font-style="normal" fo:text-shadow="none" style:text-underline-style="none" fo:font-weight="normal" style:letter-kerning="true" style:font-name-asian="Menlo-Regular" style:font-size-asian="11pt" style:font-style-asian="normal" style:font-weight-asian="normal" style:font-name-complex="Menlo-Regular" style:font-size-complex="1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Andale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cm" svg:height="5cm" svg:x="2.1cm" svg:y="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5cm" svg:x="3.6cm" svg:y="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5cm" svg:x="5.1cm" svg:y="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cm" svg:height="5cm" svg:x="6.6cm" svg:y="9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328cm" svg:height="0.725cm" svg:x="3.6cm" svg:y="8.7cm">
          <draw:text-box>
            <text:p text:style-name="P3">surf.</text:p>
          </draw:text-box>
        </draw:frame>
        <draw:frame draw:style-name="gr3" draw:text-style-name="P4" draw:layer="layout" svg:width="2.39cm" svg:height="0.725cm" svg:x="4.805cm" svg:y="8.7cm">
          <draw:text-box>
            <text:p text:style-name="P3">bedrooms</text:p>
          </draw:text-box>
        </draw:frame>
        <draw:frame draw:style-name="gr3" draw:text-style-name="P4" draw:layer="layout" svg:width="1.421cm" svg:height="0.725cm" svg:x="2cm" svg:y="8.701cm">
          <draw:text-box>
            <text:p text:style-name="P3">price</text:p>
          </draw:text-box>
        </draw:frame>
        <draw:frame draw:style-name="gr3" draw:text-style-name="P4" draw:layer="layout" svg:width="2.039cm" svg:height="0.725cm" svg:x="9.3cm" svg:y="8.675cm">
          <draw:text-box>
            <text:p text:style-name="P3">features</text:p>
          </draw:text-box>
        </draw:frame>
        <draw:frame draw:style-name="gr3" draw:text-style-name="P6" draw:layer="layout" svg:width="1.391cm" svg:height="4.717cm" svg:x="2cm" svg:y="9.6cm">
          <draw:text-box>
            <text:p text:style-name="P5">100</text:p>
            <text:p text:style-name="P5">200</text:p>
            <text:p text:style-name="P5">400</text:p>
            <text:p text:style-name="P5">100</text:p>
            <text:p text:style-name="P5">200</text:p>
            <text:p text:style-name="P5">…</text:p>
            <text:p text:style-name="P5">500</text:p>
          </draw:text-box>
        </draw:frame>
        <draw:frame draw:style-name="gr3" draw:text-style-name="P8" draw:layer="layout" svg:width="1.391cm" svg:height="4.717cm" svg:x="3.501cm" svg:y="9.601cm">
          <draw:text-box>
            <text:p text:style-name="P7">10</text:p>
            <text:p text:style-name="P7">200</text:p>
            <text:p text:style-name="P7">70</text:p>
            <text:p text:style-name="P7">120</text:p>
            <text:p text:style-name="P7">300</text:p>
            <text:p text:style-name="P7">…</text:p>
            <text:p text:style-name="P7">100</text:p>
          </draw:text-box>
        </draw:frame>
        <draw:frame draw:style-name="gr3" draw:text-style-name="P8" draw:layer="layout" svg:width="1.095cm" svg:height="4.717cm" svg:x="5.202cm" svg:y="9.602cm">
          <draw:text-box>
            <text:p text:style-name="P7">1</text:p>
            <text:p text:style-name="P7">4</text:p>
            <text:p text:style-name="P7">1</text:p>
            <text:p text:style-name="P7">3</text:p>
            <text:p text:style-name="P7">3</text:p>
            <text:p text:style-name="P7">…</text:p>
            <text:p text:style-name="P7">10</text:p>
          </draw:text-box>
        </draw:frame>
        <draw:frame draw:style-name="gr3" draw:text-style-name="P8" draw:layer="layout" svg:width="5.54cm" svg:height="4.717cm" svg:x="6.457cm" svg:y="9.6cm">
          <draw:text-box>
            <text:p text:style-name="P7">[100., <text:s/>10., <text:s/>1.]</text:p>
            <text:p text:style-name="P7">[200., 200., <text:s/>4.]</text:p>
            <text:p text:style-name="P7">[400., <text:s/>70., <text:s/>1.]</text:p>
            <text:p text:style-name="P7">[100., 300., <text:s/>3.]</text:p>
            <text:p text:style-name="P7">[200., 300., <text:s/>3.]</text:p>
            <text:p text:style-name="P7">…</text:p>
            <text:p text:style-name="P7">[500., 100., 10.]</text:p>
          </draw:text-box>
        </draw:frame>
        <draw:custom-shape draw:style-name="gr4" draw:text-style-name="P2" draw:layer="layout" svg:width="10.403cm" svg:height="1.075cm" svg:x="4.8cm" svg:y="17.125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4.4cm" svg:height="1.952cm" svg:x="10.8cm" svg:y="16.3cm">
          <draw:text-box>
            <text:p text:style-name="P9"><text:span text:style-name="T1">aggregate_metrics</text:span></text:p>
          </draw:text-box>
        </draw:frame>
        <draw:frame draw:style-name="gr6" draw:text-style-name="P8" draw:layer="layout" svg:width="10.9cm" svg:height="1.527cm" svg:x="4.7cm" svg:y="17.211cm">
          <draw:text-box>
            <text:p text:style-name="P7">[25, [100, 10, 1], [500, 300, 10]]</text:p>
          </draw:text-box>
        </draw:frame>
        <draw:line draw:style-name="gr7" draw:text-style-name="P11" draw:layer="layout" svg:x1="5.3cm" svg:y1="19cm" svg:x2="5.5cm" svg:y2="18cm">
          <text:p/>
        </draw:line>
        <draw:line draw:style-name="gr7" draw:text-style-name="P11" draw:layer="layout" svg:x1="8.9cm" svg:y1="19cm" svg:x2="8.6cm" svg:y2="18.1cm">
          <text:p/>
        </draw:line>
        <draw:line draw:style-name="gr7" draw:text-style-name="P11" draw:layer="layout" svg:x1="13.8cm" svg:y1="18.9cm" svg:x2="13.9cm" svg:y2="18cm">
          <text:p/>
        </draw:line>
        <draw:frame draw:style-name="gr3" draw:text-style-name="P12" draw:layer="layout" svg:width="1.455cm" svg:height="0.683cm" svg:x="4.645cm" svg:y="18.9cm">
          <draw:text-box>
            <text:p><text:span text:style-name="T2">count</text:span></text:p>
          </draw:text-box>
        </draw:frame>
        <draw:frame draw:style-name="gr3" draw:text-style-name="P12" draw:layer="layout" svg:width="4.109cm" svg:height="0.683cm" svg:x="6.746cm" svg:y="18.901cm">
          <draw:text-box>
            <text:p><text:span text:style-name="T2">minimum of </text:span><text:span text:style-name="T3">surface</text:span></text:p>
          </draw:text-box>
        </draw:frame>
        <draw:frame draw:style-name="gr3" draw:text-style-name="P12" draw:layer="layout" svg:width="4.43cm" svg:height="0.683cm" svg:x="11.447cm" svg:y="18.902cm">
          <draw:text-box>
            <text:p><text:span text:style-name="T2">maximum of </text:span><text:span text:style-name="T3">bedroom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-Regular" svg:font-family="Menlo-Regular"/>
    <style:font-face style:name="Andale Mono" svg:font-family="'Andale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5-08T16:32:20.010008463</meta:creation-date>
    <dc:date>2021-05-10T08:49:27.506555570</dc:date>
    <meta:editing-duration>PT17H36S</meta:editing-duration>
    <meta:editing-cycles>10</meta:editing-cycles>
    <meta:generator>LibreOffice/6.4.4.2$MacOSX_X86_64 LibreOffice_project/3d775be2011f3886db32dfd395a6a6d1ca2630ff</meta:generator>
    <meta:document-statistic meta:object-count="21"/>
  </office:meta>
</office:document-meta>
</file>